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juba Mono" svg:font-family="'Ljuba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paragraph-rsid="00006e45" style:language-asian="zxx" style:country-asian="none" style:language-complex="zxx" style:country-complex="none"/>
    </style:style>
    <style:style style:name="P2" style:family="paragraph" style:parent-style-name="Standard">
      <style:text-properties style:font-name="Arial" fo:language="zxx" fo:country="none" officeooo:rsid="00006e45" officeooo:paragraph-rsid="00006e45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style:font-name="Arial" fo:language="zxx" fo:country="none" officeooo:rsid="00006e45" officeooo:paragraph-rsid="00006e45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style:font-name="Arial" fo:language="zxx" fo:country="none" officeooo:paragraph-rsid="00006e45" style:language-asian="zxx" style:country-asian="none" style:language-complex="zxx" style:country-complex="none"/>
    </style:style>
    <style:style style:name="P5" style:family="paragraph" style:parent-style-name="Standard">
      <style:text-properties style:font-name="Arial" fo:language="zxx" fo:country="none" officeooo:paragraph-rsid="0001eb89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style:font-name="Arial" fo:language="zxx" fo:country="none" officeooo:paragraph-rsid="0001eb89" style:language-asian="zxx" style:country-asian="none" style:language-complex="zxx" style:country-complex="none"/>
    </style:style>
    <style:style style:name="P7" style:family="paragraph" style:parent-style-name="Standard">
      <style:text-properties style:font-name="Arial" fo:language="zxx" fo:country="none" officeooo:rsid="000226ab" officeooo:paragraph-rsid="000226ab" style:language-asian="zxx" style:country-asian="none" style:language-complex="zxx" style:country-complex="none"/>
    </style:style>
    <style:style style:name="P8" style:family="paragraph" style:parent-style-name="Standard" style:list-style-name="L4">
      <style:text-properties style:font-name="Arial" fo:language="zxx" fo:country="none" officeooo:rsid="000226ab" officeooo:paragraph-rsid="000226ab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officeooo:paragraph-rsid="0001eb89"/>
    </style:style>
    <style:style style:name="T1" style:family="text">
      <style:text-properties officeooo:rsid="00006e45"/>
    </style:style>
    <style:style style:name="T2" style:family="text">
      <style:text-properties officeooo:rsid="0001eb89"/>
    </style:style>
    <style:style style:name="T3" style:family="text">
      <style:text-properties style:font-name="Arial" fo:language="zxx" fo:country="none" officeooo:rsid="0001eb89" style:language-asian="zxx" style:country-asian="none" style:language-complex="zxx" style:country-complex="none"/>
    </style:style>
    <style:style style:name="T4" style:family="text">
      <style:text-properties style:font-name="Arial" fo:language="zxx" fo:country="none" officeooo:rsid="00006e45" style:language-asian="zxx" style:country-asian="none" style:language-complex="zxx" style:country-complex="none"/>
    </style:style>
    <style:style style:name="T5" style:family="text">
      <style:text-properties style:font-name="Arial" officeooo:rsid="00006e45"/>
    </style:style>
    <style:style style:name="T6" style:family="text">
      <style:text-properties fo:color="#9876aa" style:font-name="Consolas" fo:font-size="12pt" fo:font-style="normal" fo:font-weight="normal" style:font-size-asian="12pt" style:font-style-asian="normal" style:font-weight-asian="normal"/>
    </style:style>
    <style:style style:name="T7" style:family="text">
      <style:text-properties fo:color="#a9b7c6" style:font-name="Consolas" fo:font-size="12pt" fo:font-style="normal" fo:font-weight="normal" style:font-size-asian="12pt" style:font-style-asian="normal" style:font-weight-asian="normal"/>
    </style:style>
    <style:style style:name="T8" style:family="text">
      <style:text-properties fo:color="#a9b7c6" style:font-name="Consolas" fo:font-size="12pt" fo:font-style="normal" fo:font-weight="normal" officeooo:rsid="000226ab" style:font-size-asian="12pt" style:font-style-asian="normal" style:font-weight-asian="normal"/>
    </style:style>
    <style:style style:name="T9" style:family="text">
      <style:text-properties fo:color="#6897bb" style:font-name="Consolas" fo:font-size="12pt" fo:font-style="normal" fo:font-weight="normal" style:font-size-asian="12pt" style:font-style-asian="normal" style:font-weight-asian="normal"/>
    </style:style>
    <style:style style:name="T10" style:family="text">
      <style:text-properties fo:color="#6897bb" style:font-name="Consolas" fo:font-size="12pt" fo:font-style="normal" fo:font-weight="normal" officeooo:rsid="000226ab" style:font-size-asian="12pt" style:font-style-asian="normal" style:font-weight-asian="normal"/>
    </style:style>
    <style:style style:name="T11" style:family="text">
      <style:text-properties fo:color="#cc7832" style:font-name="Consolas" fo:font-size="12pt" fo:font-style="normal" fo:font-weight="normal" style:font-size-asian="12pt" style:font-style-asian="normal" style:font-weight-asian="normal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0.06.17 change log</text:p>
      <text:p text:style-name="P2"/>
      <text:p text:style-name="P2">Events package</text:p>
      <text:list xml:id="list990966330" text:style-name="L1">
        <text:list-item>
          <text:p text:style-name="P4"><text:span text:style-name="T1">A few event classes have been renamed</text:span></text:p>
        </text:list-item>
        <text:list-item>
          <text:p text:style-name="P3">A <text:s/>model és netowk közötti eseménykezelés kifejlesztése.</text:p>
        </text:list-item>
      </text:list>
      <text:p text:style-name="P2"/>
      <text:p text:style-name="P5"><text:span text:style-name="T2">Network és modell közötti event management továbbfejleszése.<text:line-break/>A model implementálja az eventListener interface-t, ez azért jó, mert helyben tudja az onupdate metódusokat implementálni, a networkból érkező adatokhoz.</text:span></text:p>
      <text:p text:style-name="P5"><text:span text:style-name="T2">A BaseNetwork Osztályban található egy UpdateEventManager. Ennek segítségével adatokat küldhetünk a modellnek.</text:span></text:p>
      <text:list xml:id="list1753829312" text:style-name="L3">
        <text:list-item>
          <text:p text:style-name="P9"><text:span text:style-name="T3">1db EVT enum és 1,2,3 vagy 4 Object paraméterrel (ennyi van az EventListener interface-ban) </text:span></text:p>
        </text:list-item>
      </text:list>
      <text:list xml:id="list1971519635" text:style-name="L2">
        <text:list-item>
          <text:p text:style-name="P6"><text:span text:style-name="T2">Az EVT enum arra való, hogy a Modell könnyedén felismerje, milyen típusú adat érkezik. Ez elősegíti az érkező Objecteket Biztonságosan Tudja Castolni.</text:span></text:p>
        </text:list-item>
      </text:list>
      <text:p text:style-name="P2"><text:tab/></text:p>
      <text:p text:style-name="P7">Hogyan tudok új event típust felvenni?</text:p>
      <text:list xml:id="list2659055695" text:style-name="L4">
        <text:list-item>
          <text:p text:style-name="P8">Beírsz egy nevet az EVT enum-ba (pl uj)</text:p>
        </text:list-item>
        <text:list-item>
          <text:p text:style-name="P8">A modellben a paraméterezésnek megfelelően az onUpdate(EVT evt, Objects...)-ba teszel egy ilyen ágat:<text:line-break/>else if(evt==EVT.uj){</text:p>
          <text:list>
            <text:list-header>
              <text:p text:style-name="P8">// kód</text:p>
            </text:list-header>
          </text:list>
          <text:p text:style-name="P8">}</text:p>
        </text:list-item>
        <text:list-item>
          <text:p text:style-name="P8">a networkból így tudsz adatot küldeni:</text:p>
        </text:list-item>
      </text:list>
      <text:p text:style-name="P1"><text:span text:style-name="T5"><text:tab/></text:span><text:span text:style-name="T6">updateEventManagerToModel</text:span><text:span text:style-name="T7">.updateAll(</text:span><text:span text:style-name="T8">EVT.uj,</text:span><text:span text:style-name="T10">p1,p2...</text:span><text:span text:style-name="T7">)</text:span><text:span text:style-name="T11">;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juba Mono" svg:font-family="'Ljuba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18T00:45:37.231000000</dc:date>
    <meta:editing-duration>PT9M33S</meta:editing-duration>
    <meta:editing-cycles>2</meta:editing-cycles>
    <meta:document-statistic meta:table-count="0" meta:image-count="0" meta:object-count="0" meta:page-count="1" meta:paragraph-count="16" meta:word-count="140" meta:character-count="1004" meta:non-whitespace-character-count="882"/>
  </office:meta>
</office:document-meta>
</file>